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1db74f668b299ad404c10bde9a0f8b7" style:family="table-column">
      <style:table-column-properties fo:break-before="auto" style:use-optimal-column-width="false" style:column-width="6cm"/>
    </style:style>
    <style:style style:name="odsStyleTableColumn-92c8bb47fb81e51ff0cdfae4c139e2d6" style:family="table-column">
      <style:table-column-properties fo:break-before="auto" style:use-optimal-column-width="false" style:column-width="5cm"/>
    </style:style>
    <style:style style:name="odsStyleTableColumn-cb3c3d135e6d75d7cd28778cb1f0ce91" style:family="table-column">
      <style:table-column-properties fo:break-before="auto" style:use-optimal-column-width="false" style:column-width="3cm"/>
    </style:style>
    <style:style style:name="odsStyleTableCell-5b4ed85f01c9a198e9d96b31ae5f510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96efb554327fb820d6ed18c1091a64a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4ae5a4cb41eca87ae00bf6e44b6528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647c590a2420429f52964afd3e646a2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9433062f38719cbc3bebaa965bb522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718ea13ee0087d455999d95a633cdafb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1db74f668b299ad404c10bde9a0f8b7" table:default-cell-style-name="Default"/>
        <table:table-column table:style-name="odsStyleTableColumn-92c8bb47fb81e51ff0cdfae4c139e2d6" table:default-cell-style-name="Default"/>
        <table:table-column table:style-name="odsStyleTableColumn-cb3c3d135e6d75d7cd28778cb1f0ce91" table:default-cell-style-name="Default"/>
        <table:table-column table:style-name="odsStyleTableColumn-cb3c3d135e6d75d7cd28778cb1f0ce91" table:default-cell-style-name="Default"/>
        <table:table-column table:style-name="odsStyleTableColumn-cb3c3d135e6d75d7cd28778cb1f0ce91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b4ed85f01c9a198e9d96b31ae5f510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96efb554327fb820d6ed18c1091a64a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96efb554327fb820d6ed18c1091a64a" table:number-columns-spanned="5" table:number-rows-spanned="1" office:value-type="string">
            <text:p>TABLA No. 1-24</text:p>
          </table:table-cell>
          <table:covered-table-cell table:number-columns-repeated="4"/>
        </table:table-row>
        <table:table-row table:style-name="ro1">
          <table:table-cell table:style-name="odsStyleTableCell-896efb554327fb820d6ed18c1091a64a" table:number-columns-spanned="5" table:number-rows-spanned="1" office:value-type="string">
            <text:p>TABLA DE COTIZACIONES DEL 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96efb554327fb820d6ed18c1091a64a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4ae5a4cb41eca87ae00bf6e44b65288" office:value-type="string">
            <text:p>PAIS</text:p>
          </table:table-cell>
          <table:table-cell table:style-name="odsStyleTableCell-f4ae5a4cb41eca87ae00bf6e44b65288" office:value-type="string">
            <text:p>UNIDAD MONETARIA</text:p>
          </table:table-cell>
          <table:table-cell table:style-name="odsStyleTableCell-f4ae5a4cb41eca87ae00bf6e44b65288" office:value-type="string">
            <text:p>MONEDA</text:p>
          </table:table-cell>
          <table:table-cell table:style-name="odsStyleTableCell-f4ae5a4cb41eca87ae00bf6e44b65288" office:value-type="string">
            <text:p>TIPO DE CAMBIO EN Bs POR UNIDAD DE MONEDA EXTRANJERA</text:p>
          </table:table-cell>
          <table:table-cell table:style-name="odsStyleTableCell-f4ae5a4cb41eca87ae00bf6e44b65288" office:value-type="string">
            <text:p>TIPO DE CAMBIO EN M.E.</text:p>
          </table:table-cell>
        </table:table-row>
        <table:table-row table:style-name="ro1">
          <table:table-cell table:style-name="odsStyleTableCell-647c590a2420429f52964afd3e646a27" office:value-type="string">
            <text:p>ESTADOS UNIDOS</text:p>
          </table:table-cell>
          <table:table-cell table:style-name="odsStyleTableCell-647c590a2420429f52964afd3e646a27" office:value-type="string">
            <text:p>DOLAR VENTA</text:p>
          </table:table-cell>
          <table:table-cell table:style-name="odsStyleTableCell-647c590a2420429f52964afd3e646a27" office:value-type="string">
            <text:p>USD.VENTA</text:p>
          </table:table-cell>
          <table:table-cell table:style-name="odsStyleTableCell-09433062f38719cbc3bebaa965bb522f" office:value-type="string">
            <text:p>6.96000</text:p>
          </table:table-cell>
          <table:table-cell table:style-name="odsStyleTableCell-09433062f38719cbc3bebaa965bb522f" office:value-type="string">
            <text:p/>
          </table:table-cell>
        </table:table-row>
        <table:table-row table:style-name="ro1">
          <table:table-cell table:style-name="odsStyleTableCell-647c590a2420429f52964afd3e646a27" office:value-type="string">
            <text:p>ESTADOS UNIDOS</text:p>
          </table:table-cell>
          <table:table-cell table:style-name="odsStyleTableCell-647c590a2420429f52964afd3e646a27" office:value-type="string">
            <text:p>DOLAR COMPRA</text:p>
          </table:table-cell>
          <table:table-cell table:style-name="odsStyleTableCell-647c590a2420429f52964afd3e646a27" office:value-type="string">
            <text:p>USD.COMPRA</text:p>
          </table:table-cell>
          <table:table-cell table:style-name="odsStyleTableCell-09433062f38719cbc3bebaa965bb522f" office:value-type="string">
            <text:p>6.86000</text:p>
          </table:table-cell>
          <table:table-cell table:style-name="odsStyleTableCell-09433062f38719cbc3bebaa965bb522f" office:value-type="string">
            <text:p/>
          </table:table-cell>
        </table:table-row>
        <table:table-row table:style-name="ro1">
          <table:table-cell table:style-name="odsStyleTableCell-647c590a2420429f52964afd3e646a27" office:value-type="string">
            <text:p>UNION EUROPEA</text:p>
          </table:table-cell>
          <table:table-cell table:style-name="odsStyleTableCell-647c590a2420429f52964afd3e646a27" office:value-type="string">
            <text:p>EURO</text:p>
          </table:table-cell>
          <table:table-cell table:style-name="odsStyleTableCell-647c590a2420429f52964afd3e646a27" office:value-type="string">
            <text:p>EUR</text:p>
          </table:table-cell>
          <table:table-cell table:style-name="odsStyleTableCell-09433062f38719cbc3bebaa965bb522f" office:value-type="string">
            <text:p>7.57275</text:p>
          </table:table-cell>
          <table:table-cell table:style-name="odsStyleTableCell-09433062f38719cbc3bebaa965bb522f" office:value-type="string">
            <text:p>0.90588</text:p>
          </table:table-cell>
        </table:table-row>
        <table:table-row table:style-name="ro1">
          <table:table-cell table:style-name="odsStyleTableCell-647c590a2420429f52964afd3e646a27" office:value-type="string">
            <text:p>JAPON</text:p>
          </table:table-cell>
          <table:table-cell table:style-name="odsStyleTableCell-647c590a2420429f52964afd3e646a27" office:value-type="string">
            <text:p>YEN</text:p>
          </table:table-cell>
          <table:table-cell table:style-name="odsStyleTableCell-647c590a2420429f52964afd3e646a27" office:value-type="string">
            <text:p>JPY</text:p>
          </table:table-cell>
          <table:table-cell table:style-name="odsStyleTableCell-09433062f38719cbc3bebaa965bb522f" office:value-type="string">
            <text:p>0.04864</text:p>
          </table:table-cell>
          <table:table-cell table:style-name="odsStyleTableCell-09433062f38719cbc3bebaa965bb522f" office:value-type="string">
            <text:p>141.04000</text:p>
          </table:table-cell>
        </table:table-row>
        <table:table-row table:style-name="ro1">
          <table:table-cell table:style-name="odsStyleTableCell-647c590a2420429f52964afd3e646a27" office:value-type="string">
            <text:p>ARABIA SAUDITA</text:p>
          </table:table-cell>
          <table:table-cell table:style-name="odsStyleTableCell-647c590a2420429f52964afd3e646a27" office:value-type="string">
            <text:p>RIYAL SAUDÍ</text:p>
          </table:table-cell>
          <table:table-cell table:style-name="odsStyleTableCell-647c590a2420429f52964afd3e646a27" office:value-type="string">
            <text:p>SAR</text:p>
          </table:table-cell>
          <table:table-cell table:style-name="odsStyleTableCell-09433062f38719cbc3bebaa965bb522f" office:value-type="string">
            <text:p>1.82938</text:p>
          </table:table-cell>
          <table:table-cell table:style-name="odsStyleTableCell-09433062f38719cbc3bebaa965bb522f" office:value-type="string">
            <text:p>3.74990</text:p>
          </table:table-cell>
        </table:table-row>
        <table:table-row table:style-name="ro1">
          <table:table-cell table:style-name="odsStyleTableCell-647c590a2420429f52964afd3e646a27" office:value-type="string">
            <text:p>ARGELIA</text:p>
          </table:table-cell>
          <table:table-cell table:style-name="odsStyleTableCell-647c590a2420429f52964afd3e646a27" office:value-type="string">
            <text:p>DINAR ARGELINO</text:p>
          </table:table-cell>
          <table:table-cell table:style-name="odsStyleTableCell-647c590a2420429f52964afd3e646a27" office:value-type="string">
            <text:p>DZD</text:p>
          </table:table-cell>
          <table:table-cell table:style-name="odsStyleTableCell-09433062f38719cbc3bebaa965bb522f" office:value-type="string">
            <text:p>0.05113</text:p>
          </table:table-cell>
          <table:table-cell table:style-name="odsStyleTableCell-09433062f38719cbc3bebaa965bb522f" office:value-type="string">
            <text:p>134.16060</text:p>
          </table:table-cell>
        </table:table-row>
        <table:table-row table:style-name="ro1">
          <table:table-cell table:style-name="odsStyleTableCell-647c590a2420429f52964afd3e646a27" office:value-type="string">
            <text:p>ARGENTINA</text:p>
          </table:table-cell>
          <table:table-cell table:style-name="odsStyleTableCell-647c590a2420429f52964afd3e646a27" office:value-type="string">
            <text:p>PESO</text:p>
          </table:table-cell>
          <table:table-cell table:style-name="odsStyleTableCell-647c590a2420429f52964afd3e646a27" office:value-type="string">
            <text:p>ARS</text:p>
          </table:table-cell>
          <table:table-cell table:style-name="odsStyleTableCell-09433062f38719cbc3bebaa965bb522f" office:value-type="string">
            <text:p>0.00849</text:p>
          </table:table-cell>
          <table:table-cell table:style-name="odsStyleTableCell-09433062f38719cbc3bebaa965bb522f" office:value-type="string">
            <text:p>808.47500</text:p>
          </table:table-cell>
        </table:table-row>
        <table:table-row table:style-name="ro1">
          <table:table-cell table:style-name="odsStyleTableCell-647c590a2420429f52964afd3e646a27" office:value-type="string">
            <text:p>AUSTRALIA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AUD</text:p>
          </table:table-cell>
          <table:table-cell table:style-name="odsStyleTableCell-09433062f38719cbc3bebaa965bb522f" office:value-type="string">
            <text:p>4.67509</text:p>
          </table:table-cell>
          <table:table-cell table:style-name="odsStyleTableCell-09433062f38719cbc3bebaa965bb522f" office:value-type="string">
            <text:p>1.46735</text:p>
          </table:table-cell>
        </table:table-row>
        <table:table-row table:style-name="ro1">
          <table:table-cell table:style-name="odsStyleTableCell-647c590a2420429f52964afd3e646a27" office:value-type="string">
            <text:p>BRASIL</text:p>
          </table:table-cell>
          <table:table-cell table:style-name="odsStyleTableCell-647c590a2420429f52964afd3e646a27" office:value-type="string">
            <text:p>REAL</text:p>
          </table:table-cell>
          <table:table-cell table:style-name="odsStyleTableCell-647c590a2420429f52964afd3e646a27" office:value-type="string">
            <text:p>BRL</text:p>
          </table:table-cell>
          <table:table-cell table:style-name="odsStyleTableCell-09433062f38719cbc3bebaa965bb522f" office:value-type="string">
            <text:p>1.41234</text:p>
          </table:table-cell>
          <table:table-cell table:style-name="odsStyleTableCell-09433062f38719cbc3bebaa965bb522f" office:value-type="string">
            <text:p>4.85720</text:p>
          </table:table-cell>
        </table:table-row>
        <table:table-row table:style-name="ro1">
          <table:table-cell table:style-name="odsStyleTableCell-647c590a2420429f52964afd3e646a27" office:value-type="string">
            <text:p>CANADA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CAD</text:p>
          </table:table-cell>
          <table:table-cell table:style-name="odsStyleTableCell-09433062f38719cbc3bebaa965bb522f" office:value-type="string">
            <text:p>5.17775</text:p>
          </table:table-cell>
          <table:table-cell table:style-name="odsStyleTableCell-09433062f38719cbc3bebaa965bb522f" office:value-type="string">
            <text:p>1.32490</text:p>
          </table:table-cell>
        </table:table-row>
        <table:table-row table:style-name="ro1">
          <table:table-cell table:style-name="odsStyleTableCell-647c590a2420429f52964afd3e646a27" office:value-type="string">
            <text:p>CHILE</text:p>
          </table:table-cell>
          <table:table-cell table:style-name="odsStyleTableCell-647c590a2420429f52964afd3e646a27" office:value-type="string">
            <text:p>PESO</text:p>
          </table:table-cell>
          <table:table-cell table:style-name="odsStyleTableCell-647c590a2420429f52964afd3e646a27" office:value-type="string">
            <text:p>CLP</text:p>
          </table:table-cell>
          <table:table-cell table:style-name="odsStyleTableCell-09433062f38719cbc3bebaa965bb522f" office:value-type="string">
            <text:p>0.00779</text:p>
          </table:table-cell>
          <table:table-cell table:style-name="odsStyleTableCell-09433062f38719cbc3bebaa965bb522f" office:value-type="string">
            <text:p>881.00000</text:p>
          </table:table-cell>
        </table:table-row>
        <table:table-row table:style-name="ro1">
          <table:table-cell table:style-name="odsStyleTableCell-647c590a2420429f52964afd3e646a27" office:value-type="string">
            <text:p>COLOMBIA</text:p>
          </table:table-cell>
          <table:table-cell table:style-name="odsStyleTableCell-647c590a2420429f52964afd3e646a27" office:value-type="string">
            <text:p>PESO</text:p>
          </table:table-cell>
          <table:table-cell table:style-name="odsStyleTableCell-647c590a2420429f52964afd3e646a27" office:value-type="string">
            <text:p>COP</text:p>
          </table:table-cell>
          <table:table-cell table:style-name="odsStyleTableCell-09433062f38719cbc3bebaa965bb522f" office:value-type="string">
            <text:p>0.00177</text:p>
          </table:table-cell>
          <table:table-cell table:style-name="odsStyleTableCell-09433062f38719cbc3bebaa965bb522f" office:value-type="string">
            <text:p>3,875.34000</text:p>
          </table:table-cell>
        </table:table-row>
        <table:table-row table:style-name="ro1">
          <table:table-cell table:style-name="odsStyleTableCell-647c590a2420429f52964afd3e646a27" office:value-type="string">
            <text:p>COREA DEL SUR</text:p>
          </table:table-cell>
          <table:table-cell table:style-name="odsStyleTableCell-647c590a2420429f52964afd3e646a27" office:value-type="string">
            <text:p>WON</text:p>
          </table:table-cell>
          <table:table-cell table:style-name="odsStyleTableCell-647c590a2420429f52964afd3e646a27" office:value-type="string">
            <text:p>KRW</text:p>
          </table:table-cell>
          <table:table-cell table:style-name="odsStyleTableCell-09433062f38719cbc3bebaa965bb522f" office:value-type="string">
            <text:p>0.00531</text:p>
          </table:table-cell>
          <table:table-cell table:style-name="odsStyleTableCell-09433062f38719cbc3bebaa965bb522f" office:value-type="string">
            <text:p>1,291.07000</text:p>
          </table:table-cell>
        </table:table-row>
        <table:table-row table:style-name="ro1">
          <table:table-cell table:style-name="odsStyleTableCell-647c590a2420429f52964afd3e646a27" office:value-type="string">
            <text:p>COSTA RICA</text:p>
          </table:table-cell>
          <table:table-cell table:style-name="odsStyleTableCell-647c590a2420429f52964afd3e646a27" office:value-type="string">
            <text:p>COLON COSTARRICENSE</text:p>
          </table:table-cell>
          <table:table-cell table:style-name="odsStyleTableCell-647c590a2420429f52964afd3e646a27" office:value-type="string">
            <text:p>CRC</text:p>
          </table:table-cell>
          <table:table-cell table:style-name="odsStyleTableCell-09433062f38719cbc3bebaa965bb522f" office:value-type="string">
            <text:p>0.01312</text:p>
          </table:table-cell>
          <table:table-cell table:style-name="odsStyleTableCell-09433062f38719cbc3bebaa965bb522f" office:value-type="string">
            <text:p>523.04000</text:p>
          </table:table-cell>
        </table:table-row>
        <table:table-row table:style-name="ro1">
          <table:table-cell table:style-name="odsStyleTableCell-647c590a2420429f52964afd3e646a27" office:value-type="string">
            <text:p>REPUBLICA CHECA</text:p>
          </table:table-cell>
          <table:table-cell table:style-name="odsStyleTableCell-647c590a2420429f52964afd3e646a27" office:value-type="string">
            <text:p>CORONA CHECA</text:p>
          </table:table-cell>
          <table:table-cell table:style-name="odsStyleTableCell-647c590a2420429f52964afd3e646a27" office:value-type="string">
            <text:p>CZK</text:p>
          </table:table-cell>
          <table:table-cell table:style-name="odsStyleTableCell-09433062f38719cbc3bebaa965bb522f" office:value-type="string">
            <text:p>0.30675</text:p>
          </table:table-cell>
          <table:table-cell table:style-name="odsStyleTableCell-09433062f38719cbc3bebaa965bb522f" office:value-type="string">
            <text:p>22.36340</text:p>
          </table:table-cell>
        </table:table-row>
        <table:table-row table:style-name="ro1">
          <table:table-cell table:style-name="odsStyleTableCell-647c590a2420429f52964afd3e646a27" office:value-type="string">
            <text:p>DINAMARCA</text:p>
          </table:table-cell>
          <table:table-cell table:style-name="odsStyleTableCell-647c590a2420429f52964afd3e646a27" office:value-type="string">
            <text:p>CORONA</text:p>
          </table:table-cell>
          <table:table-cell table:style-name="odsStyleTableCell-647c590a2420429f52964afd3e646a27" office:value-type="string">
            <text:p>DKK</text:p>
          </table:table-cell>
          <table:table-cell table:style-name="odsStyleTableCell-09433062f38719cbc3bebaa965bb522f" office:value-type="string">
            <text:p>1.01577</text:p>
          </table:table-cell>
          <table:table-cell table:style-name="odsStyleTableCell-09433062f38719cbc3bebaa965bb522f" office:value-type="string">
            <text:p>6.75350</text:p>
          </table:table-cell>
        </table:table-row>
        <table:table-row table:style-name="ro1">
          <table:table-cell table:style-name="odsStyleTableCell-647c590a2420429f52964afd3e646a27" office:value-type="string">
            <text:p>ECUADOR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USD</text:p>
          </table:table-cell>
          <table:table-cell table:style-name="odsStyleTableCell-09433062f38719cbc3bebaa965bb522f" office:value-type="string">
            <text:p>6.86000</text:p>
          </table:table-cell>
          <table:table-cell table:style-name="odsStyleTableCell-09433062f38719cbc3bebaa965bb522f" office:value-type="string">
            <text:p>1.00000</text:p>
          </table:table-cell>
        </table:table-row>
        <table:table-row table:style-name="ro1">
          <table:table-cell table:style-name="odsStyleTableCell-647c590a2420429f52964afd3e646a27" office:value-type="string">
            <text:p>EMIRATOS ARABES</text:p>
          </table:table-cell>
          <table:table-cell table:style-name="odsStyleTableCell-647c590a2420429f52964afd3e646a27" office:value-type="string">
            <text:p>DIRHAM</text:p>
          </table:table-cell>
          <table:table-cell table:style-name="odsStyleTableCell-647c590a2420429f52964afd3e646a27" office:value-type="string">
            <text:p>AED</text:p>
          </table:table-cell>
          <table:table-cell table:style-name="odsStyleTableCell-09433062f38719cbc3bebaa965bb522f" office:value-type="string">
            <text:p>1.86778</text:p>
          </table:table-cell>
          <table:table-cell table:style-name="odsStyleTableCell-09433062f38719cbc3bebaa965bb522f" office:value-type="string">
            <text:p>3.67280</text:p>
          </table:table-cell>
        </table:table-row>
        <table:table-row table:style-name="ro1">
          <table:table-cell table:style-name="odsStyleTableCell-647c590a2420429f52964afd3e646a27" office:value-type="string">
            <text:p>FILIPINAS</text:p>
          </table:table-cell>
          <table:table-cell table:style-name="odsStyleTableCell-647c590a2420429f52964afd3e646a27" office:value-type="string">
            <text:p>PESO FILIPINO</text:p>
          </table:table-cell>
          <table:table-cell table:style-name="odsStyleTableCell-647c590a2420429f52964afd3e646a27" office:value-type="string">
            <text:p>PHP</text:p>
          </table:table-cell>
          <table:table-cell table:style-name="odsStyleTableCell-09433062f38719cbc3bebaa965bb522f" office:value-type="string">
            <text:p>0.12386</text:p>
          </table:table-cell>
          <table:table-cell table:style-name="odsStyleTableCell-09433062f38719cbc3bebaa965bb522f" office:value-type="string">
            <text:p>55.38700</text:p>
          </table:table-cell>
        </table:table-row>
        <table:table-row table:style-name="ro1">
          <table:table-cell table:style-name="odsStyleTableCell-647c590a2420429f52964afd3e646a27" office:value-type="string">
            <text:p>HAITÍ</text:p>
          </table:table-cell>
          <table:table-cell table:style-name="odsStyleTableCell-647c590a2420429f52964afd3e646a27" office:value-type="string">
            <text:p>GOURDE</text:p>
          </table:table-cell>
          <table:table-cell table:style-name="odsStyleTableCell-647c590a2420429f52964afd3e646a27" office:value-type="string">
            <text:p>HTG</text:p>
          </table:table-cell>
          <table:table-cell table:style-name="odsStyleTableCell-09433062f38719cbc3bebaa965bb522f" office:value-type="string">
            <text:p>0.05229</text:p>
          </table:table-cell>
          <table:table-cell table:style-name="odsStyleTableCell-09433062f38719cbc3bebaa965bb522f" office:value-type="string">
            <text:p>131.18500</text:p>
          </table:table-cell>
        </table:table-row>
        <table:table-row table:style-name="ro1">
          <table:table-cell table:style-name="odsStyleTableCell-647c590a2420429f52964afd3e646a27" office:value-type="string">
            <text:p>HONG KONG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HKD</text:p>
          </table:table-cell>
          <table:table-cell table:style-name="odsStyleTableCell-09433062f38719cbc3bebaa965bb522f" office:value-type="string">
            <text:p>0.87851</text:p>
          </table:table-cell>
          <table:table-cell table:style-name="odsStyleTableCell-09433062f38719cbc3bebaa965bb522f" office:value-type="string">
            <text:p>7.80870</text:p>
          </table:table-cell>
        </table:table-row>
        <table:table-row table:style-name="ro1">
          <table:table-cell table:style-name="odsStyleTableCell-647c590a2420429f52964afd3e646a27" office:value-type="string">
            <text:p>INDIA</text:p>
          </table:table-cell>
          <table:table-cell table:style-name="odsStyleTableCell-647c590a2420429f52964afd3e646a27" office:value-type="string">
            <text:p>RUPIA</text:p>
          </table:table-cell>
          <table:table-cell table:style-name="odsStyleTableCell-647c590a2420429f52964afd3e646a27" office:value-type="string">
            <text:p>INR</text:p>
          </table:table-cell>
          <table:table-cell table:style-name="odsStyleTableCell-09433062f38719cbc3bebaa965bb522f" office:value-type="string">
            <text:p>0.08244</text:p>
          </table:table-cell>
          <table:table-cell table:style-name="odsStyleTableCell-09433062f38719cbc3bebaa965bb522f" office:value-type="string">
            <text:p>83.20880</text:p>
          </table:table-cell>
        </table:table-row>
        <table:table-row table:style-name="ro1">
          <table:table-cell table:style-name="odsStyleTableCell-647c590a2420429f52964afd3e646a27" office:value-type="string">
            <text:p>INDONESIA</text:p>
          </table:table-cell>
          <table:table-cell table:style-name="odsStyleTableCell-647c590a2420429f52964afd3e646a27" office:value-type="string">
            <text:p>RUPIA INDONESIA</text:p>
          </table:table-cell>
          <table:table-cell table:style-name="odsStyleTableCell-647c590a2420429f52964afd3e646a27" office:value-type="string">
            <text:p>IDR</text:p>
          </table:table-cell>
          <table:table-cell table:style-name="odsStyleTableCell-09433062f38719cbc3bebaa965bb522f" office:value-type="string">
            <text:p>0.00045</text:p>
          </table:table-cell>
          <table:table-cell table:style-name="odsStyleTableCell-09433062f38719cbc3bebaa965bb522f" office:value-type="string">
            <text:p>15,397.00000</text:p>
          </table:table-cell>
        </table:table-row>
        <table:table-row table:style-name="ro1">
          <table:table-cell table:style-name="odsStyleTableCell-647c590a2420429f52964afd3e646a27" office:value-type="string">
            <text:p>ISRAEL</text:p>
          </table:table-cell>
          <table:table-cell table:style-name="odsStyleTableCell-647c590a2420429f52964afd3e646a27" office:value-type="string">
            <text:p>NUEVO SÉQUEL</text:p>
          </table:table-cell>
          <table:table-cell table:style-name="odsStyleTableCell-647c590a2420429f52964afd3e646a27" office:value-type="string">
            <text:p>ILS</text:p>
          </table:table-cell>
          <table:table-cell table:style-name="odsStyleTableCell-09433062f38719cbc3bebaa965bb522f" office:value-type="string">
            <text:p>1.89802</text:p>
          </table:table-cell>
          <table:table-cell table:style-name="odsStyleTableCell-09433062f38719cbc3bebaa965bb522f" office:value-type="string">
            <text:p>3.61430</text:p>
          </table:table-cell>
        </table:table-row>
        <table:table-row table:style-name="ro1">
          <table:table-cell table:style-name="odsStyleTableCell-647c590a2420429f52964afd3e646a27" office:value-type="string">
            <text:p>MALASIA</text:p>
          </table:table-cell>
          <table:table-cell table:style-name="odsStyleTableCell-647c590a2420429f52964afd3e646a27" office:value-type="string">
            <text:p>RINGGIT MALAYO</text:p>
          </table:table-cell>
          <table:table-cell table:style-name="odsStyleTableCell-647c590a2420429f52964afd3e646a27" office:value-type="string">
            <text:p>MYR</text:p>
          </table:table-cell>
          <table:table-cell table:style-name="odsStyleTableCell-09433062f38719cbc3bebaa965bb522f" office:value-type="string">
            <text:p>1.49325</text:p>
          </table:table-cell>
          <table:table-cell table:style-name="odsStyleTableCell-09433062f38719cbc3bebaa965bb522f" office:value-type="string">
            <text:p>4.59400</text:p>
          </table:table-cell>
        </table:table-row>
        <table:table-row table:style-name="ro1">
          <table:table-cell table:style-name="odsStyleTableCell-647c590a2420429f52964afd3e646a27" office:value-type="string">
            <text:p>MEXICO</text:p>
          </table:table-cell>
          <table:table-cell table:style-name="odsStyleTableCell-647c590a2420429f52964afd3e646a27" office:value-type="string">
            <text:p>PESO</text:p>
          </table:table-cell>
          <table:table-cell table:style-name="odsStyleTableCell-647c590a2420429f52964afd3e646a27" office:value-type="string">
            <text:p>MXN</text:p>
          </table:table-cell>
          <table:table-cell table:style-name="odsStyleTableCell-09433062f38719cbc3bebaa965bb522f" office:value-type="string">
            <text:p>0.40402</text:p>
          </table:table-cell>
          <table:table-cell table:style-name="odsStyleTableCell-09433062f38719cbc3bebaa965bb522f" office:value-type="string">
            <text:p>16.97920</text:p>
          </table:table-cell>
        </table:table-row>
        <table:table-row table:style-name="ro1">
          <table:table-cell table:style-name="odsStyleTableCell-647c590a2420429f52964afd3e646a27" office:value-type="string">
            <text:p>NORUEGA</text:p>
          </table:table-cell>
          <table:table-cell table:style-name="odsStyleTableCell-647c590a2420429f52964afd3e646a27" office:value-type="string">
            <text:p>CORONA</text:p>
          </table:table-cell>
          <table:table-cell table:style-name="odsStyleTableCell-647c590a2420429f52964afd3e646a27" office:value-type="string">
            <text:p>NOK</text:p>
          </table:table-cell>
          <table:table-cell table:style-name="odsStyleTableCell-09433062f38719cbc3bebaa965bb522f" office:value-type="string">
            <text:p>0.67516</text:p>
          </table:table-cell>
          <table:table-cell table:style-name="odsStyleTableCell-09433062f38719cbc3bebaa965bb522f" office:value-type="string">
            <text:p>10.16050</text:p>
          </table:table-cell>
        </table:table-row>
        <table:table-row table:style-name="ro1">
          <table:table-cell table:style-name="odsStyleTableCell-647c590a2420429f52964afd3e646a27" office:value-type="string">
            <text:p>PANAMÁ</text:p>
          </table:table-cell>
          <table:table-cell table:style-name="odsStyleTableCell-647c590a2420429f52964afd3e646a27" office:value-type="string">
            <text:p>BALBOA</text:p>
          </table:table-cell>
          <table:table-cell table:style-name="odsStyleTableCell-647c590a2420429f52964afd3e646a27" office:value-type="string">
            <text:p>PAB</text:p>
          </table:table-cell>
          <table:table-cell table:style-name="odsStyleTableCell-09433062f38719cbc3bebaa965bb522f" office:value-type="string">
            <text:p>6.86000</text:p>
          </table:table-cell>
          <table:table-cell table:style-name="odsStyleTableCell-09433062f38719cbc3bebaa965bb522f" office:value-type="string">
            <text:p>1.00000</text:p>
          </table:table-cell>
        </table:table-row>
        <table:table-row table:style-name="ro1">
          <table:table-cell table:style-name="odsStyleTableCell-647c590a2420429f52964afd3e646a27" office:value-type="string">
            <text:p>PARAGUAY</text:p>
          </table:table-cell>
          <table:table-cell table:style-name="odsStyleTableCell-647c590a2420429f52964afd3e646a27" office:value-type="string">
            <text:p>GUARANI</text:p>
          </table:table-cell>
          <table:table-cell table:style-name="odsStyleTableCell-647c590a2420429f52964afd3e646a27" office:value-type="string">
            <text:p>PYG</text:p>
          </table:table-cell>
          <table:table-cell table:style-name="odsStyleTableCell-09433062f38719cbc3bebaa965bb522f" office:value-type="string">
            <text:p>0.00094</text:p>
          </table:table-cell>
          <table:table-cell table:style-name="odsStyleTableCell-09433062f38719cbc3bebaa965bb522f" office:value-type="string">
            <text:p>7,275.00000</text:p>
          </table:table-cell>
        </table:table-row>
        <table:table-row table:style-name="ro1">
          <table:table-cell table:style-name="odsStyleTableCell-647c590a2420429f52964afd3e646a27" office:value-type="string">
            <text:p>PERU</text:p>
          </table:table-cell>
          <table:table-cell table:style-name="odsStyleTableCell-647c590a2420429f52964afd3e646a27" office:value-type="string">
            <text:p>NUEVO SOL</text:p>
          </table:table-cell>
          <table:table-cell table:style-name="odsStyleTableCell-647c590a2420429f52964afd3e646a27" office:value-type="string">
            <text:p>PEN</text:p>
          </table:table-cell>
          <table:table-cell table:style-name="odsStyleTableCell-09433062f38719cbc3bebaa965bb522f" office:value-type="string">
            <text:p>1.85140</text:p>
          </table:table-cell>
          <table:table-cell table:style-name="odsStyleTableCell-09433062f38719cbc3bebaa965bb522f" office:value-type="string">
            <text:p>3.70530</text:p>
          </table:table-cell>
        </table:table-row>
        <table:table-row table:style-name="ro1">
          <table:table-cell table:style-name="odsStyleTableCell-647c590a2420429f52964afd3e646a27" office:value-type="string">
            <text:p>REINO UNIDO</text:p>
          </table:table-cell>
          <table:table-cell table:style-name="odsStyleTableCell-647c590a2420429f52964afd3e646a27" office:value-type="string">
            <text:p>LIBRA</text:p>
          </table:table-cell>
          <table:table-cell table:style-name="odsStyleTableCell-647c590a2420429f52964afd3e646a27" office:value-type="string">
            <text:p>GBP</text:p>
          </table:table-cell>
          <table:table-cell table:style-name="odsStyleTableCell-09433062f38719cbc3bebaa965bb522f" office:value-type="string">
            <text:p>8.74375</text:p>
          </table:table-cell>
          <table:table-cell table:style-name="odsStyleTableCell-09433062f38719cbc3bebaa965bb522f" office:value-type="string">
            <text:p>0.78456</text:p>
          </table:table-cell>
        </table:table-row>
        <table:table-row table:style-name="ro1">
          <table:table-cell table:style-name="odsStyleTableCell-647c590a2420429f52964afd3e646a27" office:value-type="string">
            <text:p>REPÚBLICA DOMINICANA</text:p>
          </table:table-cell>
          <table:table-cell table:style-name="odsStyleTableCell-647c590a2420429f52964afd3e646a27" office:value-type="string">
            <text:p>PESO DOMINICANO</text:p>
          </table:table-cell>
          <table:table-cell table:style-name="odsStyleTableCell-647c590a2420429f52964afd3e646a27" office:value-type="string">
            <text:p>DOP</text:p>
          </table:table-cell>
          <table:table-cell table:style-name="odsStyleTableCell-09433062f38719cbc3bebaa965bb522f" office:value-type="string">
            <text:p>0.11809</text:p>
          </table:table-cell>
          <table:table-cell table:style-name="odsStyleTableCell-09433062f38719cbc3bebaa965bb522f" office:value-type="string">
            <text:p>58.09300</text:p>
          </table:table-cell>
        </table:table-row>
        <table:table-row table:style-name="ro1">
          <table:table-cell table:style-name="odsStyleTableCell-647c590a2420429f52964afd3e646a27" office:value-type="string">
            <text:p>REP.POPULAR CHINA</text:p>
          </table:table-cell>
          <table:table-cell table:style-name="odsStyleTableCell-647c590a2420429f52964afd3e646a27" office:value-type="string">
            <text:p>YUAN RENMINBI OFFSHORE</text:p>
          </table:table-cell>
          <table:table-cell table:style-name="odsStyleTableCell-647c590a2420429f52964afd3e646a27" office:value-type="string">
            <text:p>CNH</text:p>
          </table:table-cell>
          <table:table-cell table:style-name="odsStyleTableCell-09433062f38719cbc3bebaa965bb522f" office:value-type="string">
            <text:p>0.96269</text:p>
          </table:table-cell>
          <table:table-cell table:style-name="odsStyleTableCell-09433062f38719cbc3bebaa965bb522f" office:value-type="string">
            <text:p>7.12590</text:p>
          </table:table-cell>
        </table:table-row>
        <table:table-row table:style-name="ro1">
          <table:table-cell table:style-name="odsStyleTableCell-647c590a2420429f52964afd3e646a27" office:value-type="string">
            <text:p>RUSIA</text:p>
          </table:table-cell>
          <table:table-cell table:style-name="odsStyleTableCell-647c590a2420429f52964afd3e646a27" office:value-type="string">
            <text:p>RUBLO RUSO</text:p>
          </table:table-cell>
          <table:table-cell table:style-name="odsStyleTableCell-647c590a2420429f52964afd3e646a27" office:value-type="string">
            <text:p>RUB</text:p>
          </table:table-cell>
          <table:table-cell table:style-name="odsStyleTableCell-09433062f38719cbc3bebaa965bb522f" office:value-type="string">
            <text:p>0.07667</text:p>
          </table:table-cell>
          <table:table-cell table:style-name="odsStyleTableCell-09433062f38719cbc3bebaa965bb522f" office:value-type="string">
            <text:p>89.47170</text:p>
          </table:table-cell>
        </table:table-row>
        <table:table-row table:style-name="ro1">
          <table:table-cell table:style-name="odsStyleTableCell-647c590a2420429f52964afd3e646a27" office:value-type="string">
            <text:p>SINGAPUR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SGD</text:p>
          </table:table-cell>
          <table:table-cell table:style-name="odsStyleTableCell-09433062f38719cbc3bebaa965bb522f" office:value-type="string">
            <text:p>5.19776</text:p>
          </table:table-cell>
          <table:table-cell table:style-name="odsStyleTableCell-09433062f38719cbc3bebaa965bb522f" office:value-type="string">
            <text:p>1.31980</text:p>
          </table:table-cell>
        </table:table-row>
        <table:table-row table:style-name="ro1">
          <table:table-cell table:style-name="odsStyleTableCell-647c590a2420429f52964afd3e646a27" office:value-type="string">
            <text:p>SUDÁFRICA</text:p>
          </table:table-cell>
          <table:table-cell table:style-name="odsStyleTableCell-647c590a2420429f52964afd3e646a27" office:value-type="string">
            <text:p>RAND</text:p>
          </table:table-cell>
          <table:table-cell table:style-name="odsStyleTableCell-647c590a2420429f52964afd3e646a27" office:value-type="string">
            <text:p>ZAR</text:p>
          </table:table-cell>
          <table:table-cell table:style-name="odsStyleTableCell-09433062f38719cbc3bebaa965bb522f" office:value-type="string">
            <text:p>0.37504</text:p>
          </table:table-cell>
          <table:table-cell table:style-name="odsStyleTableCell-09433062f38719cbc3bebaa965bb522f" office:value-type="string">
            <text:p>18.29150</text:p>
          </table:table-cell>
        </table:table-row>
        <table:table-row table:style-name="ro1">
          <table:table-cell table:style-name="odsStyleTableCell-647c590a2420429f52964afd3e646a27" office:value-type="string">
            <text:p>SUECIA</text:p>
          </table:table-cell>
          <table:table-cell table:style-name="odsStyleTableCell-647c590a2420429f52964afd3e646a27" office:value-type="string">
            <text:p>CORONA</text:p>
          </table:table-cell>
          <table:table-cell table:style-name="odsStyleTableCell-647c590a2420429f52964afd3e646a27" office:value-type="string">
            <text:p>SEK</text:p>
          </table:table-cell>
          <table:table-cell table:style-name="odsStyleTableCell-09433062f38719cbc3bebaa965bb522f" office:value-type="string">
            <text:p>0.68012</text:p>
          </table:table-cell>
          <table:table-cell table:style-name="odsStyleTableCell-09433062f38719cbc3bebaa965bb522f" office:value-type="string">
            <text:p>10.08640</text:p>
          </table:table-cell>
        </table:table-row>
        <table:table-row table:style-name="ro1">
          <table:table-cell table:style-name="odsStyleTableCell-647c590a2420429f52964afd3e646a27" office:value-type="string">
            <text:p>SUIZA</text:p>
          </table:table-cell>
          <table:table-cell table:style-name="odsStyleTableCell-647c590a2420429f52964afd3e646a27" office:value-type="string">
            <text:p>FRANCO</text:p>
          </table:table-cell>
          <table:table-cell table:style-name="odsStyleTableCell-647c590a2420429f52964afd3e646a27" office:value-type="string">
            <text:p>CHF</text:p>
          </table:table-cell>
          <table:table-cell table:style-name="odsStyleTableCell-09433062f38719cbc3bebaa965bb522f" office:value-type="string">
            <text:p>8.15502</text:p>
          </table:table-cell>
          <table:table-cell table:style-name="odsStyleTableCell-09433062f38719cbc3bebaa965bb522f" office:value-type="string">
            <text:p>0.84120</text:p>
          </table:table-cell>
        </table:table-row>
        <table:table-row table:style-name="ro1">
          <table:table-cell table:style-name="odsStyleTableCell-647c590a2420429f52964afd3e646a27" office:value-type="string">
            <text:p>TAILANDIA</text:p>
          </table:table-cell>
          <table:table-cell table:style-name="odsStyleTableCell-647c590a2420429f52964afd3e646a27" office:value-type="string">
            <text:p>THAI BAHT</text:p>
          </table:table-cell>
          <table:table-cell table:style-name="odsStyleTableCell-647c590a2420429f52964afd3e646a27" office:value-type="string">
            <text:p>THB</text:p>
          </table:table-cell>
          <table:table-cell table:style-name="odsStyleTableCell-09433062f38719cbc3bebaa965bb522f" office:value-type="string">
            <text:p>0.19934</text:p>
          </table:table-cell>
          <table:table-cell table:style-name="odsStyleTableCell-09433062f38719cbc3bebaa965bb522f" office:value-type="string">
            <text:p>34.41400</text:p>
          </table:table-cell>
        </table:table-row>
        <table:table-row table:style-name="ro1">
          <table:table-cell table:style-name="odsStyleTableCell-647c590a2420429f52964afd3e646a27" office:value-type="string">
            <text:p>TAIWAN</text:p>
          </table:table-cell>
          <table:table-cell table:style-name="odsStyleTableCell-647c590a2420429f52964afd3e646a27" office:value-type="string">
            <text:p>DÓLAR</text:p>
          </table:table-cell>
          <table:table-cell table:style-name="odsStyleTableCell-647c590a2420429f52964afd3e646a27" office:value-type="string">
            <text:p>TWD</text:p>
          </table:table-cell>
          <table:table-cell table:style-name="odsStyleTableCell-09433062f38719cbc3bebaa965bb522f" office:value-type="string">
            <text:p>0.22434</text:p>
          </table:table-cell>
          <table:table-cell table:style-name="odsStyleTableCell-09433062f38719cbc3bebaa965bb522f" office:value-type="string">
            <text:p>30.57900</text:p>
          </table:table-cell>
        </table:table-row>
        <table:table-row table:style-name="ro1">
          <table:table-cell table:style-name="odsStyleTableCell-647c590a2420429f52964afd3e646a27" office:value-type="string">
            <text:p>TÚNEZ</text:p>
          </table:table-cell>
          <table:table-cell table:style-name="odsStyleTableCell-647c590a2420429f52964afd3e646a27" office:value-type="string">
            <text:p>DINAR TUNECINO</text:p>
          </table:table-cell>
          <table:table-cell table:style-name="odsStyleTableCell-647c590a2420429f52964afd3e646a27" office:value-type="string">
            <text:p>TND</text:p>
          </table:table-cell>
          <table:table-cell table:style-name="odsStyleTableCell-09433062f38719cbc3bebaa965bb522f" office:value-type="string">
            <text:p>2.23373</text:p>
          </table:table-cell>
          <table:table-cell table:style-name="odsStyleTableCell-09433062f38719cbc3bebaa965bb522f" office:value-type="string">
            <text:p>3.07110</text:p>
          </table:table-cell>
        </table:table-row>
        <table:table-row table:style-name="ro1">
          <table:table-cell table:style-name="odsStyleTableCell-647c590a2420429f52964afd3e646a27" office:value-type="string">
            <text:p>TURQUÍA</text:p>
          </table:table-cell>
          <table:table-cell table:style-name="odsStyleTableCell-647c590a2420429f52964afd3e646a27" office:value-type="string">
            <text:p>LIRA TURCA</text:p>
          </table:table-cell>
          <table:table-cell table:style-name="odsStyleTableCell-647c590a2420429f52964afd3e646a27" office:value-type="string">
            <text:p>TRY</text:p>
          </table:table-cell>
          <table:table-cell table:style-name="odsStyleTableCell-09433062f38719cbc3bebaa965bb522f" office:value-type="string">
            <text:p>0.23274</text:p>
          </table:table-cell>
          <table:table-cell table:style-name="odsStyleTableCell-09433062f38719cbc3bebaa965bb522f" office:value-type="string">
            <text:p>29.47530</text:p>
          </table:table-cell>
        </table:table-row>
        <table:table-row table:style-name="ro1">
          <table:table-cell table:style-name="odsStyleTableCell-647c590a2420429f52964afd3e646a27" office:value-type="string">
            <text:p>URUGUAY</text:p>
          </table:table-cell>
          <table:table-cell table:style-name="odsStyleTableCell-647c590a2420429f52964afd3e646a27" office:value-type="string">
            <text:p>PESO</text:p>
          </table:table-cell>
          <table:table-cell table:style-name="odsStyleTableCell-647c590a2420429f52964afd3e646a27" office:value-type="string">
            <text:p>UYU</text:p>
          </table:table-cell>
          <table:table-cell table:style-name="odsStyleTableCell-09433062f38719cbc3bebaa965bb522f" office:value-type="string">
            <text:p>0.17650</text:p>
          </table:table-cell>
          <table:table-cell table:style-name="odsStyleTableCell-09433062f38719cbc3bebaa965bb522f" office:value-type="string">
            <text:p>38.86780</text:p>
          </table:table-cell>
        </table:table-row>
        <table:table-row table:style-name="ro1">
          <table:table-cell table:style-name="odsStyleTableCell-647c590a2420429f52964afd3e646a27" office:value-type="string">
            <text:p>VENEZUELA</text:p>
          </table:table-cell>
          <table:table-cell table:style-name="odsStyleTableCell-647c590a2420429f52964afd3e646a27" office:value-type="string">
            <text:p>BOLIVAR DIGITAL</text:p>
          </table:table-cell>
          <table:table-cell table:style-name="odsStyleTableCell-647c590a2420429f52964afd3e646a27" office:value-type="string">
            <text:p>VES</text:p>
          </table:table-cell>
          <table:table-cell table:style-name="odsStyleTableCell-09433062f38719cbc3bebaa965bb522f" office:value-type="string">
            <text:p>0.19156</text:p>
          </table:table-cell>
          <table:table-cell table:style-name="odsStyleTableCell-09433062f38719cbc3bebaa965bb522f" office:value-type="string">
            <text:p>35.81170</text:p>
          </table:table-cell>
        </table:table-row>
        <table:table-row table:style-name="ro1">
          <table:table-cell table:style-name="odsStyleTableCell-647c590a2420429f52964afd3e646a27" office:value-type="string">
            <text:p>VIETNAM</text:p>
          </table:table-cell>
          <table:table-cell table:style-name="odsStyleTableCell-647c590a2420429f52964afd3e646a27" office:value-type="string">
            <text:p>DONG</text:p>
          </table:table-cell>
          <table:table-cell table:style-name="odsStyleTableCell-647c590a2420429f52964afd3e646a27" office:value-type="string">
            <text:p>VND</text:p>
          </table:table-cell>
          <table:table-cell table:style-name="odsStyleTableCell-09433062f38719cbc3bebaa965bb522f" office:value-type="string">
            <text:p>0.00028</text:p>
          </table:table-cell>
          <table:table-cell table:style-name="odsStyleTableCell-09433062f38719cbc3bebaa965bb522f" office:value-type="string">
            <text:p>24,268.50000</text:p>
          </table:table-cell>
        </table:table-row>
        <table:table-row table:style-name="ro1">
          <table:table-cell table:style-name="odsStyleTableCell-647c590a2420429f52964afd3e646a27" office:value-type="string">
            <text:p/>
          </table:table-cell>
          <table:table-cell table:style-name="odsStyleTableCell-647c590a2420429f52964afd3e646a27" office:value-type="string">
            <text:p>DERECHO ESPECIAL DE GIRO</text:p>
          </table:table-cell>
          <table:table-cell table:style-name="odsStyleTableCell-647c590a2420429f52964afd3e646a27" office:value-type="string">
            <text:p>USD/D.E.G.</text:p>
          </table:table-cell>
          <table:table-cell table:style-name="odsStyleTableCell-09433062f38719cbc3bebaa965bb522f" office:value-type="string">
            <text:p/>
          </table:table-cell>
          <table:table-cell table:style-name="odsStyleTableCell-09433062f38719cbc3bebaa965bb522f" office:value-type="string">
            <text:p>1.34167</text:p>
          </table:table-cell>
        </table:table-row>
        <table:table-row table:style-name="ro1">
          <table:table-cell table:style-name="odsStyleTableCell-647c590a2420429f52964afd3e646a27" office:value-type="string">
            <text:p/>
          </table:table-cell>
          <table:table-cell table:style-name="odsStyleTableCell-647c590a2420429f52964afd3e646a27" office:value-type="string">
            <text:p>UNIDAD DE FOMENTO DE VIVIENDA</text:p>
          </table:table-cell>
          <table:table-cell table:style-name="odsStyleTableCell-647c590a2420429f52964afd3e646a27" office:value-type="string">
            <text:p>Bs/UFV</text:p>
          </table:table-cell>
          <table:table-cell table:style-name="odsStyleTableCell-09433062f38719cbc3bebaa965bb522f" office:value-type="string">
            <text:p/>
          </table:table-cell>
          <table:table-cell table:style-name="odsStyleTableCell-09433062f38719cbc3bebaa965bb522f" office:value-type="string">
            <text:p>2.474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6efb554327fb820d6ed18c1091a64a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4ae5a4cb41eca87ae00bf6e44b65288" office:value-type="string">
            <text:p> </text:p>
          </table:table-cell>
          <table:table-cell table:style-name="odsStyleTableCell-f4ae5a4cb41eca87ae00bf6e44b65288" office:value-type="string">
            <text:p>UNIDAD MONETARIA</text:p>
          </table:table-cell>
          <table:table-cell table:style-name="odsStyleTableCell-f4ae5a4cb41eca87ae00bf6e44b65288" office:value-type="string">
            <text:p>MONEDA</text:p>
          </table:table-cell>
          <table:table-cell table:style-name="odsStyleTableCell-f4ae5a4cb41eca87ae00bf6e44b65288" office:value-type="string">
            <text:p>TIPO DE CAMBIO EN M.E.</text:p>
          </table:table-cell>
        </table:table-row>
        <table:table-row table:style-name="ro1">
          <table:table-cell table:style-name="odsStyleTableCell-647c590a2420429f52964afd3e646a27" office:value-type="string">
            <text:p>ORO</text:p>
          </table:table-cell>
          <table:table-cell table:style-name="odsStyleTableCell-647c590a2420429f52964afd3e646a27" office:value-type="string">
            <text:p>ONZA TROY ORO</text:p>
          </table:table-cell>
          <table:table-cell table:style-name="odsStyleTableCell-647c590a2420429f52964afd3e646a27" office:value-type="string">
            <text:p>USD./O.T.F.</text:p>
          </table:table-cell>
          <table:table-cell table:style-name="odsStyleTableCell-09433062f38719cbc3bebaa965bb522f" office:value-type="string">
            <text:p>2,062.84000</text:p>
          </table:table-cell>
        </table:table-row>
        <table:table-row table:style-name="ro1">
          <table:table-cell table:style-name="odsStyleTableCell-647c590a2420429f52964afd3e646a27" office:value-type="string">
            <text:p>PLATA</text:p>
          </table:table-cell>
          <table:table-cell table:style-name="odsStyleTableCell-647c590a2420429f52964afd3e646a27" office:value-type="string">
            <text:p>ONZA TROY PLATA</text:p>
          </table:table-cell>
          <table:table-cell table:style-name="odsStyleTableCell-647c590a2420429f52964afd3e646a27" office:value-type="string">
            <text:p>USD./O.T.F.</text:p>
          </table:table-cell>
          <table:table-cell table:style-name="odsStyleTableCell-09433062f38719cbc3bebaa965bb522f" office:value-type="string">
            <text:p>23.7811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6efb554327fb820d6ed18c1091a64a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4ae5a4cb41eca87ae00bf6e44b65288" office:value-type="string">
            <text:p> </text:p>
          </table:table-cell>
          <table:table-cell table:style-name="odsStyleTableCell-f4ae5a4cb41eca87ae00bf6e44b65288" office:value-type="string">
            <text:p>1 MES</text:p>
          </table:table-cell>
          <table:table-cell table:style-name="odsStyleTableCell-f4ae5a4cb41eca87ae00bf6e44b65288" office:value-type="string">
            <text:p>3 MESES</text:p>
          </table:table-cell>
          <table:table-cell table:style-name="odsStyleTableCell-f4ae5a4cb41eca87ae00bf6e44b65288" office:value-type="string">
            <text:p>6 MESES</text:p>
          </table:table-cell>
        </table:table-row>
        <table:table-row table:style-name="ro1">
          <table:table-cell table:style-name="odsStyleTableCell-718ea13ee0087d455999d95a633cdafb" office:value-type="string">
            <text:p>TASA LIBOR(USD)</text:p>
          </table:table-cell>
          <table:table-cell table:style-name="odsStyleTableCell-09433062f38719cbc3bebaa965bb522f" office:value-type="string">
            <text:p>5.47</text:p>
          </table:table-cell>
          <table:table-cell table:style-name="odsStyleTableCell-09433062f38719cbc3bebaa965bb522f" office:value-type="string">
            <text:p>5.59</text:p>
          </table:table-cell>
          <table:table-cell table:style-name="odsStyleTableCell-09433062f38719cbc3bebaa965bb522f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47c590a2420429f52964afd3e646a2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0</meta:creation-date>
    <meta:generator>ods générator</meta:generator>
    <dc:date>2024-10-15T22:15:50</dc:date>
    <meta:editing-duration>PT1S</meta:editing-duration>
    <meta:editing-cycles>1</meta:editing-cycles>
    <meta:document-statistic meta:table-count="1" meta:cell-count="4" meta:object-count="0"/>
  </office:meta>
</office:document-meta>
</file>